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  <style:text-properties style:font-name="arial" fo:font-size="12pt" officeooo:rsid="00044838" officeooo:paragraph-rsid="00044838" style:font-size-asian="10.5pt" style:font-size-complex="12pt"/>
    </style:style>
    <style:style style:name="P2" style:family="paragraph" style:parent-style-name="Preformatted_20_Text">
      <style:paragraph-properties fo:text-align="justify" style:justify-single-word="false"/>
      <style:text-properties style:font-name="arial" fo:font-size="12pt" officeooo:rsid="00044838" officeooo:paragraph-rsid="0007dc36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4pt" officeooo:rsid="00044838" officeooo:paragraph-rsid="00044838" style:font-size-asian="12.25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4pt" officeooo:rsid="00044838" officeooo:paragraph-rsid="00044838" style:font-size-asian="12.25pt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officeooo:rsid="00044838" officeooo:paragraph-rsid="00044838" style:font-size-asian="10.5pt" style:font-size-complex="12pt"/>
    </style:style>
    <style:style style:name="T1" style:family="text">
      <style:text-properties style:font-name="arial"/>
    </style:style>
    <style:style style:name="T2" style:family="text">
      <style:text-properties style:font-name="arial" fo:font-style="italic" style:font-style-asian="italic" style:font-style-complex="italic"/>
    </style:style>
    <style:style style:name="T3" style:family="text">
      <style:text-properties style:font-name="arial" fo:font-style="normal" style:font-style-asian="normal" style:font-style-complex="normal"/>
    </style:style>
    <style:style style:name="T4" style:family="text">
      <style:text-properties style:font-name="arial" fo:font-style="normal" officeooo:rsid="0007dc36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mment utiliser le cluster de l’IFB.</text:p>
      <text:p text:style-name="P3"/>
      <text:p text:style-name="P4">https://ifb-elixirfr.gitlab.io/cluster/doc/</text:p>
      <text:p text:style-name="P3"/>
      <text:p text:style-name="P5">Ca marche en invite de commande. Si tu es sur Windows, il faut au préalable utiliser PuTTy qui est une application qui te permet de te connecter en SSH . Il faudra mettre le port 22.</text:p>
      <text:p text:style-name="P5"><text:a xlink:type="simple" xlink:href="https://ifb-elixirfr.gitlab.io/cluster/doc/logging-in/" text:style-name="Internet_20_link" text:visited-style-name="Visited_20_Internet_20_Link">https://ifb-elixirfr.gitlab.io/cluster/doc/logging-in/</text:a></text:p>
      <text:p text:style-name="P5"/>
      <text:p text:style-name="P5">Sinon, sur Ubuntu ou Mac il faut lancer une invite de commande. Ensuite tapez le code suivant : </text:p>
      <text:p text:style-name="P5"/>
      <text:p text:style-name="P1"><text:bookmark text:name="__code_0"/><text:span text:style-name="Source_20_Text">ssh &lt;username&gt;@core.cluster.france-bioinformatique.fr</text:span></text:p>
      <text:p text:style-name="P1"><text:span text:style-name="Source_20_Text"/></text:p>
      <text:p text:style-name="P1"><text:span text:style-name="Source_20_Text"><text:span text:style-name="T1">en remplaçant &lt;username&gt; par votre nom d’utilisateur. </text:span></text:span></text:p>
      <text:p text:style-name="P1"><text:span text:style-name="Source_20_Text"><text:span text:style-name="T1"/></text:span></text:p>
      <text:p text:style-name="P1"><text:span text:style-name="Source_20_Text"><text:span text:style-name="T1">Les dossiers perso sont sur /</text:span></text:span><text:span text:style-name="Source_20_Text"><text:span text:style-name="T2">shared/home</text:span></text:span></text:p>
      <text:p text:style-name="P1"><text:span text:style-name="Source_20_Text"><text:span text:style-name="T2"/></text:span></text:p>
      <text:p text:style-name="P1"><text:span text:style-name="Source_20_Text"><text:span text:style-name="T3">Pour mettre des fichiers/dossiers, il faut utiliser FileZilla ce qui est pas mal. </text:span></text:span></text:p>
      <text:p text:style-name="P1"><text:span text:style-name="Source_20_Text"><text:span text:style-name="T3"/></text:span></text:p>
      <text:p text:style-name="P1"><text:span text:style-name="Source_20_Text"><text:span text:style-name="T3">Utiliser sudo apt-get install FileZilla. Pour Windows, installer avec Windows.</text:span></text:span></text:p>
      <text:p text:style-name="P1"><text:span text:style-name="Source_20_Text"><text:span text:style-name="T3"/></text:span></text:p>
      <text:p text:style-name="P2"><text:span text:style-name="Source_20_Text"><text:span text:style-name="T4">Une fois que vous êtes dedans, je vous conseille de cloner le git dans votre dossier perso !</text:span></text:span></text:p>
      <text:p text:style-name="P2"><text:span text:style-name="Source_20_Text"><text:span text:style-name="T4"/></text:span></text:p>
      <text:p text:style-name="P2"><text:span text:style-name="Source_20_Text"><text:span text:style-name="T4"/>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1T11:33:02.861442275</meta:creation-date>
    <dc:date>2021-12-01T12:03:55.101437107</dc:date>
    <meta:editing-duration>PT20M44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118" meta:character-count="811" meta:non-whitespace-character-count="701"/>
  </office:meta>
</office:document-meta>
</file>